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2"/>
    <style:style style:name="P36" style:family="paragraph" style:parent-style-name="Text_20_body" style:list-style-name="Ordered_20_List"/>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0</text:p>
      <text:p text:style-name="P2"/>
      <text:p text:style-name="P10">December 2009</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0533510"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0554899"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0541421" text:continue-list="list30554899"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0541183"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4.3327in" svg:height="4.1346in"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0523157" text:style-name="L2">
        <text:list-item>
          <text:p text:style-name="P35">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0534196" text:continue-numbering="true" text:style-name="L2">
        <text:list-item>
          <text:p text:style-name="P35">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0533994" text:continue-numbering="true" text:style-name="L2">
        <text:list-item>
          <text:p text:style-name="P35">Create web.xml</text:p>
        </text:list-item>
      </text:list>
      <text:p text:style-name="Text_20_body_20_indent">Create web.xml under $TOMCAT_HOME\webapps\myZK\WEB-INF, and Copy the following lines into web.xml </text:p>
      <text:p text:style-name="Code_20_Indent">&lt;web-app&gt;</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text:soft-page-break/>&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p text:style-name="Code_20_Indent">&lt;/web-app&gt;</text:p>
      <text:list xml:id="list30554219" text:continue-numbering="true" text:style-name="L2">
        <text:list-item>
          <text:p text:style-name="P35">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0556408" text:continue-numbering="true" text:style-name="L2">
        <text:list-item>
          <text:p text:style-name="P35">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soft-page-break/></text:p>
      <text:list xml:id="list30536787" text:continue-numbering="true" text:style-name="L2">
        <text:list-item>
          <text:p text:style-name="P35">Browse the Application</text:p>
          <text:p text:style-name="P35">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0550578" text:continue-list="list30541421" text:style-name="Ordered_20_List">
        <text:list-item text:start-value="1">
          <text:p text:style-name="P36">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0553087" text:continue-list="list30550578" text:style-name="Ordered_20_List">
        <text:list-item text:start-value="1">
          <text:p text:style-name="P36">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0528155"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4" text:outline-level="2">Create a New Dynamic Web Project</text:h>
      <text:list xml:id="list30530741"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0548001"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0532012"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0540505" text:continue-list="list30553087" text:style-name="Ordered_20_List">
        <text:list-item text:start-value="1">
          <text:p text:style-name="P36">Download zk-demo-5.0.0.zip from <text:a xlink:type="simple" xlink:href="http://sourceforge.net/project/showfiles.php?group_id=152762&amp;package_id=169309">here (sourceforge.net)</text:a>.</text:p>
          <text:p text:style-name="P36">http://downloads.sourceforge.net/zk1/zk-demo-5.0.0.zip</text:p>
        </text:list-item>
        <text:list-item>
          <text:p text:style-name="P36">Unzip zk-demo-5.0.0.zip, and Copy zkdemo.war to the $TOMCAT_HOME\webapps directory</text:p>
        </text:list-item>
        <text:list-item>
          <text:p text:style-name="P36">Execute $TOMCAT_HOME\bin\tomcat5w.exe, and clicks Start button to activate your Web Server.</text:p>
        </text:list-item>
        <text:list-item>
          <text:p text:style-name="P36">Open your browser to visit <text:a xlink:type="simple" xlink:href="http://localhost:8080/zkdemo-all/userguide">http://localhost:8080/zkdemo/userguide</text:a>. </text:p>
          <text:p text:style-name="P36">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5.0.0.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0_50</text:p>
            <text:p text:style-name="P15">[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text:soft-page-break/>[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text:soft-page-break/>(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1-14T10:42:52.15</dc:date>
    <dc:language>en-US</dc:language>
    <meta:editing-cycles>67</meta:editing-cycles>
    <meta:editing-duration>PT02H22M46S</meta:editing-duration>
    <meta:document-statistic meta:table-count="4" meta:image-count="19" meta:object-count="0" meta:page-count="26" meta:paragraph-count="292" meta:word-count="2436" meta:character-count="17452"/>
    <meta:user-defined meta:name="Info 1"/>
    <meta:user-defined meta:name="Info 2"/>
    <meta:user-defined meta:name="Info 3"/>
    <meta:user-defined meta:name="Info 4"/>
  </office:meta>
</office:document-meta>
</file>